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0.9055in"/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Heading2" style:family="paragraph">
      <style:text-properties style:font-name="Times New Roman" style:font-name-complex="Times New Roman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</office:automatic-styles>
  <office:body>
    <office:text text:use-soft-page-breaks="true">
      <text:p text:style-name="P1">Programming Project –<text:s/>Faut Tolerant CAD</text:p>
      <text:p text:style-name="P2">While looking<text:s/>over our fault tolerant CAD application we realized that the design of the project was not thought out thoroughly enough which lead to too many self-made errors<text:s/>due to poor design.<text:s/>In our previous application we<text:s/>attempted to communicate between each server<text:s/>replica,<text:s/>but this failed when we tried setting up a TCP connection between them. With our new design<text:s/>solution,<text:s/>we’ll try to eliminate potential problems such as race condition and infinite loops.<text:s/></text:p>
      <text:p text:style-name="P3"/>
      <text:h text:style-name="P4" text:outline-level="2">What works.</text:h>
      <text:p text:style-name="P5"/>
      <text:p text:style-name="P6">When trying to establish a fault tolerant cad application we did achieve an understanding of some aspects of the project. With using<text:s/></text:p>
      <text:p text:style-name="P7"/>
      <text:p text:style-name="P8"/>
      <text:p text:style-name="Normal"><text:span text:style-name="T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Jacob</meta:initial-creator>
    <dc:creator>David Jacob</dc:creator>
    <meta:creation-date>2018-05-08T12:19:00Z</meta:creation-date>
    <dc:date>2018-05-08T12:34:00Z</dc:date>
    <meta:template xlink:href="Normal.dotm" xlink:type="simple"/>
    <meta:editing-cycles>4</meta:editing-cycles>
    <meta:editing-duration>PT900S</meta:editing-duration>
    <meta:document-statistic meta:page-count="1" meta:paragraph-count="1" meta:word-count="98" meta:character-count="659" meta:row-count="4" meta:non-whitespace-character-count="562"/>
  </office:meta>
</office:document-meta>
</file>